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paragraph-rsid="001cf178"/>
    </style:style>
    <style:style style:name="P3" style:family="paragraph" style:parent-style-name="Table_20_Contents">
      <style:text-properties officeooo:rsid="001cf178" officeooo:paragraph-rsid="001cf178"/>
    </style:style>
    <style:style style:name="P4" style:family="paragraph" style:parent-style-name="Table_20_Contents">
      <style:text-properties officeooo:rsid="001e1213" officeooo:paragraph-rsid="001e1213"/>
    </style:style>
    <style:style style:name="P5" style:family="paragraph" style:parent-style-name="Text_20_body">
      <style:paragraph-properties fo:text-align="center" style:justify-single-word="false"/>
    </style:style>
    <style:style style:name="P6" style:family="paragraph" style:parent-style-name="Standard">
      <style:paragraph-properties fo:text-align="center" style:justify-single-word="false"/>
      <style:text-properties style:font-name="Arial" fo:font-size="11pt" fo:font-style="italic" fo:font-weight="normal" officeooo:rsid="001e1213" officeooo:paragraph-rsid="001e1213" style:font-size-asian="11pt" style:font-style-asian="italic" style:font-weight-asian="normal" style:font-size-complex="11pt" style:font-style-complex="italic" style:font-weight-complex="normal"/>
    </style:style>
    <style:style style:name="P7" style:family="paragraph" style:parent-style-name="Table_20_Contents" style:list-style-name="L1"/>
    <style:style style:name="T1" style:family="text">
      <style:text-properties officeooo:rsid="001e1213"/>
    </style:style>
    <style:style style:name="T2" style:family="text">
      <style:text-properties officeooo:rsid="002000e1"/>
    </style:style>
    <style:style style:name="T3" style:family="text">
      <style:text-properties officeooo:rsid="00200dda"/>
    </style:style>
    <style:style style:name="T4" style:family="text">
      <style:text-properties officeooo:rsid="0021e662"/>
    </style:style>
    <style:style style:name="T5" style:family="text">
      <style:text-properties officeooo:rsid="0022e591"/>
    </style:style>
    <text:list-style style:name="L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cm" fo:margin-left="0.6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cm" fo:margin-left="0.6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cm" fo:margin-left="0.6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cm" fo:margin-left="0.6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cm" fo:margin-left="0.6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cm" fo:margin-left="0.6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cm" fo:margin-left="0.6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cm" fo:margin-left="0.6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cm" fo:margin-left="0.6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cm" fo:margin-left="0.6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4">Modifica registro attività tirocinante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3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4">Impiegato <text:span text:style-name="T2">asilo</text:span>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2">L'<text:span text:style-name="T2">utente</text:span> accede al sistema e viene riconosciuto come <text:span text:style-name="T1">impiegato </text:span><text:span text:style-name="T2">asilo</text:span><text:span text:style-name="T1">.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35523381" text:style-name="Numerazione_20_UC">
              <text:list-item text:start-value="1">
                <text:p text:style-name="Azione_20_attore"><text:span text:style-name="T2">L'impiegato</text:span> accede all'area per la modifica d<text:span text:style-name="T4">i un'</text:span><text:span text:style-name="T2">attività</text:span> <text:span text:style-name="T4">nel registro </text:span>de<text:span text:style-name="T2">i</text:span> tirocinant<text:span text:style-name="T2">i</text:span>.</text:p>
              </text:list-item>
              <text:list-item>
                <text:p text:style-name="Azione_20_sistema">Il sistema risponde mostrando un'area di ricerca (estende Ricerca)</text:p>
              </text:list-item>
              <text:list-item>
                <text:p text:style-name="Azione_20_attore"><text:span text:style-name="T2">L'impiegato</text:span> inserisce la matricola del tirocinante e sottomette al sistema.</text:p>
              </text:list-item>
              <text:list-item>
                <text:p text:style-name="Azione_20_sistema">Il sistema visualizza la scheda <text:span text:style-name="T4">con le </text:span><text:span text:style-name="T2">attività</text:span> del tirocinante ricercat<text:span text:style-name="T2">o </text:span><text:span text:style-name="T5">e</text:span><text:span text:style-name="T2"> relativi campi (Data, Ora inizio, Ora fine, </text:span><text:span text:style-name="T5">descrizione</text:span><text:span text:style-name="T2">).</text:span></text:p>
              </text:list-item>
              <text:list-item>
                <text:p text:style-name="Azione_20_attore"><text:span text:style-name="T2">L'impiegato modifica i campi </text:span>e conferma.</text:p>
              </text:list-item>
              <text:list-item>
                <text:p text:style-name="Azione_20_sistema">Il sistema riceve la form riguardante le modifiche ed effettua i cambiamenti nel database.</text:p>
              </text:list-item>
              <text:list-item>
                <text:p text:style-name="Azione_20_sistema">Il sistema invia un messaggio di avvenuta modifica al<text:span text:style-name="T2">l'impiegato</text:span>.</text:p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Table_20_Contents"><text:span text:style-name="T1">Il sistema mostra i dati aggiornati</text:span>.</text:p>
            <text:p text:style-name="Table_20_Contents"/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list xml:id="list35527427" text:style-name="L1">
              <text:list-item text:start-value="1">
                <text:p text:style-name="P7">Il sistema mostra all'utente un messaggio di errore che indica l'errore verificatosi.</text:p>
              </text:list-item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Table_20_Contents">Il sistema deve visualizzare tutte le form entro 20 secondi dalla richiesta.</text:p>
            <text:p text:style-name="Table_20_Contents">Il sistema deve visualizzare il messaggio di errore o la fascia oraria aggiornata entro 20 secondi dalla conferma delle modifiche.</text:p>
          </table:table-cell>
        </table:table-row>
      </table:table>
      <text:p text:style-name="P6">UC_M_3<text:span text:style-name="T3">2</text:span>_Modifica registro attività tirocinant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7T19:54:54.90</meta:creation-date>
    <meta:editing-duration>P0D</meta:editing-duration>
    <meta:editing-cycles>7</meta:editing-cycles>
    <meta:generator>LibreOffice/3.6$Windows_x86 LibreOffice_project/da8c1e6-fd468f4-454e206-f42a4a9-143cfd</meta:generator>
    <dc:date>2012-11-16T15:39:30.70</dc:date>
    <meta:document-statistic meta:table-count="1" meta:image-count="0" meta:object-count="0" meta:page-count="1" meta:paragraph-count="24" meta:word-count="177" meta:character-count="1205" meta:non-whitespace-character-count="1060"/>
  </office:meta>
</office:document-meta>
</file>